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arMap.VarMap( final String name , final lo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rMap.add( final String name , final double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arMap.Var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VarMap.VarMap( final String name , final floa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rMap.VarMap( final String name , final double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rMap.add( final String name , final in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arMap.add( final String name , final lo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arMap.VarMap( final String name , final in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rMap.VarMap( final String name , final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rMap.get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rMap.add( final String name , final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arMap.add( final String name , final floa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